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>
        <style:tab-stops>
          <style:tab-stop style:type="left" style:position="5.6597in"/>
        </style:tab-stops>
      </style:paragraph-properties>
    </style:style>
    <style:style style:name="P2" style:parent-style-name="Normal" style:family="paragraph">
      <style:text-properties fo:color="#000000"/>
    </style:style>
    <style:style style:name="T3" style:parent-style-name="DefaultParagraphFont" style:family="text">
      <style:text-properties fo:color="#00B050"/>
    </style:style>
    <style:style style:name="P4" style:parent-style-name="Normal" style:family="paragraph">
      <style:paragraph-properties>
        <style:tab-stops>
          <style:tab-stop style:type="left" style:position="5.6597in"/>
        </style:tab-stops>
      </style:paragraph-properties>
    </style:style>
    <style:style style:name="P5" style:parent-style-name="Normal" style:family="paragraph">
      <style:text-properties fo:color="#00B050"/>
    </style:style>
    <style:style style:name="P6" style:parent-style-name="Normal" style:family="paragraph">
      <style:paragraph-properties>
        <style:tab-stops>
          <style:tab-stop style:type="left" style:position="5.6597in"/>
        </style:tab-stops>
      </style:paragraph-properties>
    </style:style>
    <style:style style:name="T7" style:parent-style-name="DefaultParagraphFont" style:family="text">
      <style:text-properties fo:color="#00B050"/>
    </style:style>
    <style:style style:name="P8" style:parent-style-name="Normal" style:family="paragraph">
      <style:paragraph-properties>
        <style:tab-stops>
          <style:tab-stop style:type="left" style:position="5.6597in"/>
        </style:tab-stops>
      </style:paragraph-properties>
    </style:style>
    <style:style style:name="P9" style:parent-style-name="Normal" style:family="paragraph">
      <style:paragraph-properties fo:text-align="center"/>
      <style:text-properties fo:color="#00B050"/>
    </style:style>
    <style:style style:name="T10" style:parent-style-name="DefaultParagraphFont" style:family="text">
      <style:text-properties fo:color="#00B050"/>
    </style:style>
    <style:style style:name="T11" style:parent-style-name="DefaultParagraphFont" style:family="text">
      <style:text-properties fo:color="#00B050"/>
    </style:style>
    <style:style style:name="T12" style:parent-style-name="DefaultParagraphFont" style:family="text">
      <style:text-properties fo:color="#00B050"/>
    </style:style>
    <style:style style:name="T13" style:parent-style-name="DefaultParagraphFont" style:family="text">
      <style:text-properties fo:color="#00B050"/>
    </style:style>
    <style:style style:name="P14" style:parent-style-name="Normal" style:family="paragraph">
      <style:paragraph-properties>
        <style:tab-stops>
          <style:tab-stop style:type="left" style:position="5.6875in"/>
        </style:tab-stops>
      </style:paragraph-properties>
    </style:style>
    <style:style style:name="P15" style:parent-style-name="Normal" style:family="paragraph">
      <style:paragraph-properties fo:text-align="center"/>
      <style:text-properties fo:color="#00B050"/>
    </style:style>
    <style:style style:name="T16" style:parent-style-name="DefaultParagraphFont" style:family="text">
      <style:text-properties fo:color="#00B050"/>
    </style:style>
    <style:style style:name="T17" style:parent-style-name="DefaultParagraphFont" style:family="text">
      <style:text-properties fo:color="#00B050"/>
    </style:style>
    <style:style style:name="T18" style:parent-style-name="DefaultParagraphFont" style:family="text">
      <style:text-properties fo:color="#FF0000"/>
    </style:style>
    <style:style style:name="T19" style:parent-style-name="DefaultParagraphFont" style:family="text">
      <style:text-properties fo:color="#FF0000" fo:background-color="#00FFFF"/>
    </style:style>
    <style:style style:name="P20" style:parent-style-name="Normal" style:family="paragraph">
      <style:paragraph-properties>
        <style:tab-stops>
          <style:tab-stop style:type="right" style:position="6.268in"/>
        </style:tab-stops>
      </style:paragraph-properties>
    </style:style>
    <style:style style:name="P21" style:parent-style-name="Normal" style:family="paragraph">
      <style:paragraph-properties fo:text-align="center"/>
      <style:text-properties fo:color="#00B050"/>
    </style:style>
    <style:style style:name="P22" style:parent-style-name="Normal" style:family="paragraph">
      <style:paragraph-properties>
        <style:tab-stops>
          <style:tab-stop style:type="left" style:position="5.6736in"/>
        </style:tab-stops>
      </style:paragraph-properties>
    </style:style>
    <style:style style:name="P23" style:parent-style-name="Normal" style:family="paragraph">
      <style:paragraph-properties fo:text-align="center"/>
      <style:text-properties fo:color="#00B050"/>
    </style:style>
    <style:style style:name="P24" style:parent-style-name="Normal" style:family="paragraph">
      <style:paragraph-properties fo:text-align="center"/>
      <style:text-properties fo:color="#00B050"/>
    </style:style>
    <style:style style:name="P25" style:parent-style-name="Normal" style:family="paragraph">
      <style:paragraph-properties>
        <style:tab-stops>
          <style:tab-stop style:type="left" style:position="5.618in"/>
        </style:tab-stops>
      </style:paragraph-properties>
    </style:style>
    <style:style style:name="T26" style:parent-style-name="DefaultParagraphFont" style:family="text">
      <style:text-properties fo:color="#00B050"/>
    </style:style>
    <style:style style:name="T27" style:parent-style-name="DefaultParagraphFont" style:family="text">
      <style:text-properties fo:color="#00B050"/>
    </style:style>
    <style:style style:name="T28" style:parent-style-name="DefaultParagraphFont" style:family="text">
      <style:text-properties fo:color="#FF0000" fo:background-color="#00FFFF"/>
    </style:style>
    <style:style style:name="T29" style:parent-style-name="DefaultParagraphFont" style:family="text">
      <style:text-properties fo:color="#00B050"/>
    </style:style>
    <style:style style:name="T30" style:parent-style-name="DefaultParagraphFont" style:family="text">
      <style:text-properties fo:color="#00B050"/>
    </style:style>
    <style:style style:name="T31" style:parent-style-name="DefaultParagraphFont" style:family="text">
      <style:text-properties fo:color="#00B050"/>
    </style:style>
    <style:style style:name="P32" style:parent-style-name="Normal" style:family="paragraph">
      <style:text-properties fo:color="#FF0000"/>
    </style:style>
    <style:style style:name="T33" style:parent-style-name="DefaultParagraphFont" style:family="text">
      <style:text-properties fo:color="#FF0000" fo:background-color="#00FFFF"/>
    </style:style>
    <style:style style:name="T34" style:parent-style-name="DefaultParagraphFont" style:family="text">
      <style:text-properties fo:color="#FF0000" fo:background-color="#00FFFF"/>
    </style:style>
    <style:style style:family="graphic" style:name="a5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6">
      <style:graphic-properties style:wrap="run-through" style:run-through="foreground" draw:fill="none" draw:stroke="dash" draw:stroke-dash="a35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dash" draw:stroke-dash="a13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1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0">
      <style:graphic-properties style:wrap="run-through" style:run-through="foreground" draw:fill="none" draw:stroke="dash" draw:stroke-dash="a39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2">
      <style:graphic-properties style:wrap="run-through" style:run-through="foreground" draw:fill="none" draw:stroke="dash" draw:stroke-dash="a41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4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>
      <style:graphic-properties style:wrap="run-through" style:run-through="foreground" draw:fill="solid" draw:fill-color="#70ad47" draw:opacity="100%" draw:stroke="solid" svg:stroke-width="0.01389in" svg:stroke-color="#507e32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>
      <style:graphic-properties style:wrap="run-through" style:run-through="foreground" draw:fill="none" draw:stroke="dash" draw:stroke-dash="a24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dash" draw:stroke-dash="a2" svg:stroke-width="0.01042in" svg:stroke-color="#000000" svg:stroke-opacity="100%" draw:stroke-linejoin="round" svg:stroke-linecap="butt" style:horizontal-rel="paragraph" style:vertical-rel="paragraph" style:horizontal-pos="from-left" style:vertical-pos="from-top"/>
    </style:style>
    <style:style style:family="graphic" style:name="a2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3.91667in" svg:y="-0.73611in" svg:width="5.91667in" svg:height="13.41667in" draw:z-index="251752448" draw:id="id0" draw:style-name="a0" draw:name="Rectangle 16" text:anchor-type="paragraph"><svg:title/><svg:desc/><text:p text:style-name="P2"/><draw:enhanced-geometry draw:type="non-primitive" svg:viewBox="0 0 21600 21600" draw:enhanced-path="M 0 0 L 21600 0 21600 21600 0 21600 Z N"/></draw:custom-shape><draw:frame draw:z-index="251815936" draw:style-name="a1" draw:name="Ink 44" text:anchor-type="paragraph" svg:x="6.20075in" svg:y="-0.24355in" svg:width="0.19444in" svg:height="0.22222in" style:rel-width="scale" style:rel-height="scale"><draw:image xlink:href="media/image1.png" xlink:type="simple" xlink:show="embed" xlink:actuate="onLoad"/><svg:title/><svg:desc/></draw:frame><draw:connector draw:type="line" svg:x1="6.22222in" svg:y1="-0.1875in" svg:x2="8.95139in" svg:y2="1.84653in" draw:z-index="251774976" draw:id="id1" draw:style-name="a3" draw:name="Straight Connector 19" text:anchor-type="paragraph"><svg:title/><svg:desc/></draw:connector><text:span text:style-name="T3"><draw:connector draw:type="line" svg:x1="0.6875in" svg:y1="1.53403in" svg:x2="4.96528in" svg:y2="-0.27778in" draw:z-index="251777024" draw:id="id2" draw:style-name="a4" draw:name="Straight Connector 21" text:anchor-type="paragraph"><svg:title/><svg:desc/></draw:connector></text:span><draw:custom-shape svg:x="5in" svg:y="-0.61806in" svg:width="1.19375in" svg:height="0.8125in" draw:z-index="251753472" draw:id="id3" draw:style-name="a5" draw:name="Oval 17" text:anchor-type="paragraph"><svg:title/><svg:desc/><text:p text:style-name="Normal">Create an account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tab/></text:p>
      <text:p text:style-name="P4"><draw:frame draw:z-index="251848704" draw:style-name="a6" draw:name="Ink 17" text:anchor-type="paragraph" svg:x="1.93737in" svg:y="0.12052in" svg:width="0.00039in" svg:height="0.00039in" style:rel-width="scale" style:rel-height="scale"><draw:image xlink:href="media/image2.png" xlink:type="simple" xlink:show="embed" xlink:actuate="onLoad"/><svg:title/><svg:desc/></draw:frame><draw:custom-shape svg:x="6.97222in" svg:y="0.19444in" svg:width="1in" svg:height="0.26389in" draw:z-index="251816960" draw:id="id4" draw:style-name="a7" draw:name="Rectangle 45" text:anchor-type="paragraph"><svg:title/><svg:desc/><text:p text:style-name="P5"><text:s/>“Extends”</text:p><draw:enhanced-geometry draw:type="non-primitive" svg:viewBox="0 0 21600 21600" draw:enhanced-path="M 0 0 L 21600 0 21600 21600 0 21600 Z N"/></draw:custom-shape><draw:custom-shape svg:x="4.79167in" svg:y="0.00694in" svg:width="1.70139in" svg:height="0.8125in" draw:z-index="251755520" draw:id="id5" draw:style-name="a8" draw:name="Oval 17" text:anchor-type="paragraph"><svg:title/><svg:desc/><text:p text:style-name="Normal">View room type <text:s text:c="3"/>and prices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onnector draw:type="line" svg:x1="0.46528in" svg:y1="1.42361in" svg:x2="0.56806in" svg:y2="1.5in" draw:z-index="251666432" draw:id="id6" draw:style-name="a9" draw:name="Straight Connector 2" text:anchor-type="paragraph"><svg:title/><svg:desc/></draw:connector><draw:connector draw:type="line" svg:x1="0.44375in" svg:y1="1.4375in" svg:x2="0.29861in" svg:y2="1.52778in" draw:z-index="251664384" draw:id="id7" draw:style-name="a10" draw:name="Straight Connector 2" text:anchor-type="paragraph"><svg:title/><svg:desc/></draw:connector><draw:connector draw:type="line" svg:x1="0.3125in" svg:y1="1.34653in" svg:x2="0.56875in" svg:y2="1.34028in" draw:z-index="251662336" draw:id="id8" draw:style-name="a11" draw:name="Straight Connector 2" text:anchor-type="paragraph"><svg:title/><svg:desc/></draw:connector><draw:connector draw:type="line" svg:x1="0.44444in" svg:y1="1.18056in" svg:x2="0.44444in" svg:y2="1.4507in" draw:z-index="251660288" draw:id="id9" draw:style-name="a12" draw:name="Straight Connector 2" text:anchor-type="paragraph"><svg:title/><svg:desc/></draw:connector><text:tab/><text:s text:c="121"/></text:p>
      <text:p text:style-name="P6"><draw:connector draw:type="line" svg:x1="6.53472in" svg:y1="0.00694in" svg:x2="8.67361in" svg:y2="1.33958in" draw:z-index="251776000" draw:id="id10" draw:style-name="a14" draw:name="Straight Arrow Connector 20" text:anchor-type="paragraph"><svg:title/><svg:desc/></draw:connector><text:span text:style-name="T7"><draw:connector draw:type="line" svg:x1="0.77083in" svg:y1="0.87431in" svg:x2="4.77083in" svg:y2="0.10417in" draw:z-index="251779072" draw:id="id11" draw:style-name="a15" draw:name="Straight Connector 21" text:anchor-type="paragraph"><svg:title/><svg:desc/></draw:connector></text:span></text:p>
      <text:p text:style-name="P8"><draw:custom-shape svg:x="0.1875in" svg:y="0.00694in" svg:width="0.54792in" svg:height="0.59653in" draw:z-index="251828224" draw:id="id12" draw:style-name="a16" draw:name="Flowchart: Con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6.99306in" svg:y="0.22292in" svg:width="1in" svg:height="0.26389in" draw:z-index="251819008" draw:id="id13" draw:style-name="a17" draw:name="Rectangle 45" text:anchor-type="paragraph"><svg:title/><svg:desc/><text:p text:style-name="P9">“Includes”</text:p><draw:enhanced-geometry draw:type="non-primitive" svg:viewBox="0 0 21600 21600" draw:enhanced-path="M 0 0 L 21600 0 21600 21600 0 21600 Z N"/></draw:custom-shape><text:span text:style-name="T10"><draw:frame draw:z-index="251804672" draw:style-name="a18" draw:name="Ink 29" text:anchor-type="paragraph" svg:x="1.68737in" svg:y="0.18788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11"><text:s text:c="160"/></text:span></text:p>
      <text:p text:style-name="Normal"><text:span text:style-name="T12"><draw:connector draw:type="line" svg:x1="0.66667in" svg:y1="0.27153in" svg:x2="4.74931in" svg:y2="0.44445in" draw:z-index="251795456" draw:id="id14" draw:style-name="a19" draw:name="Straight Connector 21" text:anchor-type="paragraph"><svg:title/><svg:desc/></draw:connector></text:span><text:span text:style-name="T13"><draw:connector draw:type="line" svg:x1="0.69444in" svg:y1="0.29236in" svg:x2="5.04861in" svg:y2="2.35486in" draw:z-index="251793408" draw:id="id15" draw:style-name="a20" draw:name="Straight Connector 21" text:anchor-type="paragraph"><svg:title/><svg:desc/></draw:connector></text:span><draw:custom-shape svg:x="4.76389in" svg:y="0.16042in" svg:width="1.76389in" svg:height="0.61806in" draw:z-index="251761664" draw:id="id16" draw:style-name="a21" draw:name="Oval 17" text:anchor-type="paragraph"><svg:title/><svg:desc/><text:p text:style-name="Normal">Reserve room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 text:c="103"/></text:p>
      <text:p text:style-name="P14"><draw:frame draw:z-index="251858944" draw:style-name="a22" draw:name="Ink 27" text:anchor-type="paragraph" svg:x="0.43681in" svg:y="0.18403in" svg:width="0.07222in" svg:height="0.02917in" style:rel-width="scale" style:rel-height="scale"><draw:image xlink:href="media/image3.png" xlink:type="simple" xlink:show="embed" xlink:actuate="onLoad"/><svg:title/><svg:desc/></draw:frame><draw:custom-shape svg:x="7.04167in" svg:y="0.17639in" svg:width="1in" svg:height="0.26389in" draw:z-index="251821056" draw:id="id17" draw:style-name="a23" draw:name="Rectangle 45" text:anchor-type="paragraph"><svg:title/><svg:desc/><text:p text:style-name="P15">“Includes”</text:p><draw:enhanced-geometry draw:type="non-primitive" svg:viewBox="0 0 21600 21600" draw:enhanced-path="M 0 0 L 21600 0 21600 21600 0 21600 Z N"/></draw:custom-shape><draw:connector draw:type="line" svg:x1="6.54861in" svg:y1="0.11875in" svg:x2="8.54861in" svg:y2="0.5625in" draw:z-index="251797504" draw:id="id18" draw:style-name="a25" draw:name="Straight Arrow Connector 20" text:anchor-type="paragraph"><svg:title/><svg:desc/></draw:connector><draw:frame draw:z-index="251806720" draw:style-name="a26" draw:name="Ink 31" text:anchor-type="paragraph" svg:x="3.0417in" svg:y="0.27823in" svg:width="0.00039in" svg:height="0.00039in" style:rel-width="scale" style:rel-height="scale"><draw:image xlink:href="media/image4.png" xlink:type="simple" xlink:show="embed" xlink:actuate="onLoad"/><svg:title/><svg:desc/></draw:frame><text:span text:style-name="T16"><draw:connector draw:type="line" svg:x1="0.72917in" svg:y1="0.00764in" svg:x2="5.11806in" svg:y2="1.12431in" draw:z-index="251783168" draw:id="id19" draw:style-name="a27" draw:name="Straight Connector 21" text:anchor-type="paragraph"><svg:title/><svg:desc/></draw:connector></text:span><text:span text:style-name="T17"><draw:connector draw:type="line" svg:x1="0.65972in" svg:y1="0.00764in" svg:x2="5.08958in" svg:y2="2.99306in" draw:z-index="251781120" draw:id="id20" draw:style-name="a28" draw:name="Straight Connector 21" text:anchor-type="paragraph"><svg:title/><svg:desc/></draw:connector></text:span></text:p>
      <text:p text:style-name="Normal"><draw:frame draw:z-index="251814912" draw:style-name="a29" draw:name="Ink 43" text:anchor-type="paragraph" svg:x="8.58383in" svg:y="0.00725in" svg:width="0.10972in" svg:height="0.12083in" style:rel-width="scale" style:rel-height="scale"><draw:image xlink:href="media/image5.png" xlink:type="simple" xlink:show="embed" xlink:actuate="onLoad"/><svg:title/><svg:desc/></draw:frame><draw:frame draw:z-index="251812864" draw:style-name="a30" draw:name="Ink 41" text:anchor-type="paragraph" svg:x="8.39564in" svg:y="0.10449in" svg:width="0.16528in" svg:height="0.1875in" style:rel-width="scale" style:rel-height="scale"><draw:image xlink:href="media/image6.png" xlink:type="simple" xlink:show="embed" xlink:actuate="onLoad"/><svg:title/><svg:desc/></draw:frame><draw:custom-shape svg:x="8.5625in" svg:y="0.00764in" svg:width="0.97917in" svg:height="0.69375in" draw:z-index="251759616" draw:id="id21" draw:style-name="a31" draw:name="Oval 17" text:anchor-type="paragraph"><svg:title/><svg:desc/><text:p text:style-name="Normal"><text:s text:c="2"/>login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 text:c="7"/><text:span text:style-name="T18"><text:s text:c="2"/></text:span><text:span text:style-name="T19">User</text:span></text:p>
      <text:p text:style-name="P20"><draw:custom-shape svg:x="5.09028in" svg:y="0.11875in" svg:width="1.19375in" svg:height="0.8125in" draw:z-index="251763712" draw:id="id22" draw:style-name="a32" draw:name="Oval 17" text:anchor-type="paragraph"><svg:title/><svg:desc/><text:p text:style-name="Normal">Pay room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draw:custom-shape svg:x="7.06944in" svg:y="0.09861in" svg:width="1in" svg:height="0.26389in" draw:z-index="251823104" draw:id="id23" draw:style-name="a33" draw:name="Rectangle 45" text:anchor-type="paragraph"><svg:title/><svg:desc/><text:p text:style-name="P21">“Includes”</text:p><draw:enhanced-geometry draw:type="non-primitive" svg:viewBox="0 0 21600 21600" draw:enhanced-path="M 0 0 L 21600 0 21600 21600 0 21600 Z N"/></draw:custom-shape><draw:frame draw:z-index="251813888" draw:style-name="a34" draw:name="Ink 42" text:anchor-type="paragraph" svg:x="8.48579in" svg:y="0.08372in" svg:width="0.08542in" svg:height="0.19375in" style:rel-width="scale" style:rel-height="scale"><draw:image xlink:href="media/image7.png" xlink:type="simple" xlink:show="embed" xlink:actuate="onLoad"/><svg:title/><svg:desc/></draw:frame><draw:connector draw:type="line" svg:x1="6.31944in" svg:y1="0.45208in" svg:x2="8.57569in" svg:y2="0.13958in" draw:z-index="251799552" draw:id="id24" draw:style-name="a36" draw:name="Straight Arrow Connector 20" text:anchor-type="paragraph"><svg:title/><svg:desc/></draw:connector><text:tab/></text:p>
      <text:p text:style-name="Normal"><draw:frame draw:z-index="251811840" draw:style-name="a37" draw:name="Ink 40" text:anchor-type="paragraph" svg:x="8.8539in" svg:y="0.10469in" svg:width="0.19514in" svg:height="0.10972in" style:rel-width="scale" style:rel-height="scale"><draw:image xlink:href="media/image8.png" xlink:type="simple" xlink:show="embed" xlink:actuate="onLoad"/><svg:title/><svg:desc/></draw:frame><draw:frame draw:z-index="251810816" draw:style-name="a38" draw:name="Ink 39" text:anchor-type="paragraph" svg:x="8.56926in" svg:y="0.01413in" svg:width="0.15486in" svg:height="0.15764in" style:rel-width="scale" style:rel-height="scale"><draw:image xlink:href="media/image9.png" xlink:type="simple" xlink:show="embed" xlink:actuate="onLoad"/><svg:title/><svg:desc/></draw:frame><draw:connector draw:type="line" svg:x1="6.47917in" svg:y1="2.0625in" svg:x2="9.0132in" svg:y2="0.11875in" draw:z-index="251803648" draw:id="id25" draw:style-name="a40" draw:name="Straight Arrow Connector 20" text:anchor-type="paragraph"><svg:title/><svg:desc/></draw:connector><draw:connector draw:type="line" svg:x1="6.58333in" svg:y1="1.125in" svg:x2="8.70833in" svg:y2="0.04236in" draw:z-index="251801600" draw:id="id26" draw:style-name="a42" draw:name="Straight Arrow Connector 20" text:anchor-type="paragraph"><svg:title/><svg:desc/></draw:connector></text:p>
      <text:p text:style-name="P22"><draw:custom-shape svg:x="7.16667in" svg:y="0.13333in" svg:width="1in" svg:height="0.26389in" draw:z-index="251825152" draw:id="id27" draw:style-name="a43" draw:name="Rectangle 45" text:anchor-type="paragraph"><svg:title/><svg:desc/><text:p text:style-name="P23">“Includes”</text:p><draw:enhanced-geometry draw:type="non-primitive" svg:viewBox="0 0 21600 21600" draw:enhanced-path="M 0 0 L 21600 0 21600 21600 0 21600 Z N"/></draw:custom-shape><text:tab/></text:p>
      <text:p text:style-name="Normal"><draw:custom-shape svg:x="5.07639in" svg:y="0.14722in" svg:width="1.5in" svg:height="0.8125in" draw:z-index="251757568" draw:id="id28" draw:style-name="a44" draw:name="Oval 17" text:anchor-type="paragraph"><svg:title/><svg:desc/><text:p text:style-name="Normal">Check menu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 text:c="151"/></text:p>
      <text:p text:style-name="Normal"><draw:custom-shape svg:x="7.20139in" svg:y="0.14028in" svg:width="1in" svg:height="0.26389in" draw:z-index="251827200" draw:id="id29" draw:style-name="a45" draw:name="Rectangle 45" text:anchor-type="paragraph"><svg:title/><svg:desc/><text:p text:style-name="P24">“Includes”</text:p><draw:enhanced-geometry draw:type="non-primitive" svg:viewBox="0 0 21600 21600" draw:enhanced-path="M 0 0 L 21600 0 21600 21600 0 21600 Z N"/></draw:custom-shape></text:p>
      <text:p text:style-name="P25"><text:s/><text:tab/></text:p>
      <text:p text:style-name="Normal"><draw:custom-shape svg:x="5.14583in" svg:y="0.13333in" svg:width="1.33264in" svg:height="0.8125in" draw:z-index="251765760" draw:id="id30" draw:style-name="a46" draw:name="Oval 17" text:anchor-type="paragraph"><svg:title/><svg:desc/><text:p text:style-name="Normal">Contact us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/>
      <text:p text:style-name="Normal"/>
      <text:p text:style-name="Normal"/>
      <text:p text:style-name="Normal"><draw:custom-shape svg:x="0in" svg:y="0.04861in" svg:width="0.54792in" svg:height="0.59653in" draw:z-index="251830272" draw:id="id31" draw:style-name="a47" draw:name="Flowchart: Con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><draw:custom-shape svg:x="5.27083in" svg:y="0.10972in" svg:width="1.19375in" svg:height="0.8125in" draw:z-index="251767808" draw:id="id32" draw:style-name="a48" draw:name="Oval 17" text:anchor-type="paragraph"><svg:title/><svg:desc/><text:p text:style-name="Normal">Process payment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><text:span text:style-name="T26"><draw:frame draw:z-index="251847680" draw:style-name="a49" draw:name="Ink 16" text:anchor-type="paragraph" svg:x="0.26458in" svg:y="0.29583in" svg:width="0.02708in" svg:height="0.03125in" style:rel-width="scale" style:rel-height="scale"><draw:image xlink:href="media/image10.png" xlink:type="simple" xlink:show="embed" xlink:actuate="onLoad"/><svg:title/><svg:desc/></draw:frame></text:span><text:span text:style-name="T27"><draw:connector draw:type="line" svg:x1="0.34028in" svg:y1="0.20347in" svg:x2="5.24306in" svg:y2="0.12083in" draw:z-index="251791360" draw:id="id33" draw:style-name="a50" draw:name="Straight Connector 21" text:anchor-type="paragraph"><svg:title/><svg:desc/></draw:connector></text:span><draw:connector draw:type="line" svg:x1="0.09028in" svg:y1="0.46736in" svg:x2="0.28403in" svg:y2="0.27361in" draw:z-index="251699200" draw:id="id34" draw:style-name="a51" draw:name="Straight Connector 2" text:anchor-type="paragraph"><svg:title/><svg:desc/></draw:connector><draw:connector draw:type="line" svg:x1="0.26389in" svg:y1="0.2875in" svg:x2="0.46528in" svg:y2="0.45417in" draw:z-index="251701248" draw:id="id35" draw:style-name="a52" draw:name="Straight Connector 2" text:anchor-type="paragraph"><svg:title/><svg:desc/></draw:connector><draw:connector draw:type="line" svg:x1="0.125in" svg:y1="0.14028in" svg:x2="0.38125in" svg:y2="0.13403in" draw:z-index="251719680" draw:id="id36" draw:style-name="a53" draw:name="Straight Connector 2" text:anchor-type="paragraph"><svg:title/><svg:desc/></draw:connector><draw:connector draw:type="line" svg:x1="0.27083in" svg:y1="0.32222in" svg:x2="0.27083in" svg:y2="0.00972in" draw:z-index="251697152" draw:id="id37" draw:style-name="a54" draw:name="Straight Connector 2" text:anchor-type="paragraph"><svg:title/><svg:desc/></draw:connector><draw:connector draw:type="line" svg:x1="0.29861in" svg:y1="2.50278in" svg:x2="0.45139in" svg:y2="2.61945in" draw:z-index="251723776" draw:id="id38" draw:style-name="a55" draw:name="Straight Connector 2" text:anchor-type="paragraph"><svg:title/><svg:desc/></draw:connector><draw:connector draw:type="line" svg:x1="0.15278in" svg:y1="2.62778in" svg:x2="0.3257in" svg:y2="2.50278in" draw:z-index="251721728" draw:id="id39" draw:style-name="a56" draw:name="Straight Connector 2" text:anchor-type="paragraph"><svg:title/><svg:desc/></draw:connector><draw:connector draw:type="line" svg:x1="0.18056in" svg:y1="2.36875in" svg:x2="0.43681in" svg:y2="2.3625in" draw:z-index="251695104" draw:id="id40" draw:style-name="a57" draw:name="Straight Connector 2" text:anchor-type="paragraph"><svg:title/><svg:desc/></draw:connector><draw:connector draw:type="line" svg:x1="0.3125in" svg:y1="2.52361in" svg:x2="0.3125in" svg:y2="2.21111in" draw:z-index="251717632" draw:id="id41" draw:style-name="a58" draw:name="Straight Connector 2" text:anchor-type="paragraph"><svg:title/><svg:desc/></draw:connector></text:p>
      <text:p text:style-name="Normal"/>
      <text:p text:style-name="Normal"><text:span text:style-name="T28">Bank system</text:span></text:p>
      <text:p text:style-name="Normal"><draw:custom-shape svg:x="5.21528in" svg:y="0.09306in" svg:width="1.43681in" svg:height="0.97917in" draw:z-index="251769856" draw:id="id42" draw:style-name="a59" draw:name="Oval 17" text:anchor-type="paragraph"><svg:title/><svg:desc/><text:p text:style-name="Normal">Respond to queries and<text:s/>complaints.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><text:span text:style-name="T29"><draw:connector draw:type="line" svg:x1="0.42361in" svg:y1="1.05764in" svg:x2="5.20139in" svg:y2="0.25972in" draw:z-index="251789312" draw:id="id43" draw:style-name="a60" draw:name="Straight Connector 21" text:anchor-type="paragraph"><svg:title/><svg:desc/></draw:connector></text:span></text:p>
      <text:p text:style-name="Normal"><draw:custom-shape svg:x="0.0625in" svg:y="0.06875in" svg:width="0.54792in" svg:height="0.59653in" draw:z-index="251832320" draw:id="id44" draw:style-name="a61" draw:name="Flowchart: Connector 1" text:anchor-type="paragraph"><svg:title/><svg:desc/><draw:enhanced-geometry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1"/><draw:equation draw:name="f21" draw:formula="?f18 - ?f11"/><draw:equation draw:name="f22" draw:formula="?f20 / 2"/><draw:equation draw:name="f23" draw:formula="?f21 / 2"/><draw:equation draw:name="f24" draw:formula="?f11 + ?f22"/><draw:equation draw:name="f25" draw:formula="?f11 + ?f23"/><draw:equation draw:name="f26" draw:formula="?f12 - ?f1"/><draw:equation draw:name="f27" draw:formula="?f23 * ?f17"/><draw:equation draw:name="f28" draw:formula="?f22 * ?f17"/><draw:equation draw:name="f29" draw:formula="?f26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3"/><draw:equation draw:name="f39" draw:formula="?f37 * ?f22"/><draw:equation draw:name="f40" draw:formula="?f25 - ?f38"/><draw:equation draw:name="f41" draw:formula="?f25 + ?f38"/><draw:equation draw:name="f42" draw:formula="?f24 - ?f39"/><draw:equation draw:name="f43" draw:formula="?f24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4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4, ?f65)"/><draw:equation draw:name="f85" draw:formula="if(?f47, ?f11, ?f66)"/><draw:equation draw:name="f86" draw:formula="if(?f47, ?f24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Normal"/>
      <text:p text:style-name="Normal"><text:span text:style-name="T30"><draw:connector draw:type="line" svg:x1="0.46528in" svg:y1="0.14236in" svg:x2="5.13056in" svg:y2="1.45486in" draw:z-index="251785216" draw:id="id45" draw:style-name="a62" draw:name="Straight Connector 21" text:anchor-type="paragraph"><svg:title/><svg:desc/></draw:connector></text:span><text:span text:style-name="T31"><draw:connector draw:type="line" svg:x1="0.4375in" svg:y1="0.14931in" svg:x2="5.20764in" svg:y2="0.43334in" draw:z-index="251787264" draw:id="id46" draw:style-name="a63" draw:name="Straight Connector 21" text:anchor-type="paragraph"><svg:title/><svg:desc/></draw:connector></text:span><draw:custom-shape svg:x="5.21528in" svg:y="0.05903in" svg:width="1.52778in" svg:height="0.8125in" draw:z-index="251771904" draw:id="id47" draw:style-name="a64" draw:name="Oval 17" text:anchor-type="paragraph"><svg:title/><svg:desc/><text:p text:style-name="Normal">Upgrade room prices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p>
      <text:p text:style-name="P32"/>
      <text:p text:style-name="Normal"><draw:frame draw:z-index="251836416" draw:style-name="a65" draw:name="Ink 5" text:anchor-type="paragraph" svg:x="0.3125in" svg:y="0.04514in" svg:width="0.00039in" svg:height="0.00039in" style:rel-width="scale" style:rel-height="scale"><draw:image xlink:href="media/image2.png" xlink:type="simple" xlink:show="embed" xlink:actuate="onLoad"/><svg:title/><svg:desc/></draw:frame><text:span text:style-name="T33"><draw:custom-shape svg:x="5.14583in" svg:y="0.38542in" svg:width="1.82639in" svg:height="1.03403in" draw:z-index="251773952" draw:id="id48" draw:style-name="a66" draw:name="Oval 17" text:anchor-type="paragraph"><svg:title/><svg:desc/><text:p text:style-name="Normal">Upgrade rooms availability</text:p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<text:span text:style-name="T34">System Administrator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9" draw:style="rect" draw:dots1="1" draw:dots1-length="0.03125in" draw:distance="0.03125in"/>
    <draw:stroke-dash draw:name="a2" draw:style="rect" draw:dots1="1" draw:dots1-length="0.03125in" draw:distance="0.03125in"/>
    <draw:stroke-dash draw:name="a35" draw:style="rect" draw:dots1="1" draw:dots1-length="0.03125in" draw:distance="0.03125in"/>
    <draw:stroke-dash draw:name="a24" draw:style="rect" draw:dots1="1" draw:dots1-length="0.03125in" draw:distance="0.03125in"/>
    <draw:stroke-dash draw:name="a41" draw:style="rect" draw:dots1="1" draw:dots1-length="0.03125in" draw:distance="0.03125in"/>
    <draw:stroke-dash draw:name="a13" draw:style="rect" draw:dots1="1" draw:dots1-length="0.03125in" draw:distance="0.03125in"/>
  </office:styles>
  <office:automatic-styles>
    <style:page-layout style:name="PL0">
      <style:page-layout-properties fo:page-width="11.693in" fo:page-height="16.535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echab Danny Greenfield Ndumu</meta:initial-creator>
    <dc:creator>Pechab Danny Greenfield Ndumu</dc:creator>
    <meta:creation-date>2023-05-16T19:00:00Z</meta:creation-date>
    <dc:date>2023-05-17T14:34:00Z</dc:date>
    <meta:template xlink:href="Normal" xlink:type="simple"/>
    <meta:editing-cycles>15</meta:editing-cycles>
    <meta:editing-duration>PT18120S</meta:editing-duration>
    <meta:document-statistic meta:page-count="1" meta:paragraph-count="1" meta:word-count="100" meta:character-count="674" meta:row-count="4" meta:non-whitespace-character-count="575"/>
  </office:meta>
</office:document-meta>
</file>